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Re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 apunts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 re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n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F3]+([.F4]-[.F3])/2)*2*PI()*[.$C$6]" office:value-type="float" office:value="6.91150383789755" calcext:value-type="float">
            <text:p>6,91150383789755</text:p>
          </table:table-cell>
          <table:table-cell table:formula="of:=(([.F3]-([.F3]-[.F2])/2))*2*PI()*[.$C$6]" office:value-type="float" office:value="3.14159265358979" calcext:value-type="float">
            <text:p>3,1415926535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" office:value-type="float" office:value="500" calcext:value-type="float">
            <text:p>500</text:p>
          </table:table-cell>
          <table:table-cell/>
          <table:table-cell table:formula="of:=[.J3]/([.L3]-[.K3]*[.O2])" office:value-type="float" office:value="0" calcext:value-type="float">
            <text:p>0</text:p>
          </table:table-cell>
          <table:table-cell table:formula="of:=([.M3]+[.K3]*[.P2])/([.L3]+[.K3]*[.O2])" office:value-type="float" office:value="500" calcext:value-type="float">
            <text:p>500</text:p>
          </table:table-cell>
          <table:table-cell table:formula="of:=[.O3]*[.Q4]+[.P3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formula="of:=(([.F4]+[.$C$7]/2)^2 -([.F4]-[.$C$7]/2)^2)*2*PI()" office:value-type="float" office:value="24.1274315795696" calcext:value-type="float">
            <text:p>24,1274315795696</text:p>
          </table:table-cell>
          <table:table-cell table:formula="of:=([.F4]+([.F5]-[.F4])/2)*2*PI()*[.$C$6]" office:value-type="float" office:value="8.79645943005142" calcext:value-type="float">
            <text:p>8,79645943005142</text:p>
          </table:table-cell>
          <table:table-cell table:formula="of:=(([.F4]-([.F4]-[.F3])/2))*2*PI()*[.$C$6]" office:value-type="float" office:value="6.91150383789755" calcext:value-type="float">
            <text:p>6,91150383789755</text:p>
          </table:table-cell>
          <table:table-cell table:formula="of:=[.$C$8]*[.H4]/([.F4]-[.F3])" office:value-type="float" office:value="6597.34457253857" calcext:value-type="float">
            <text:p>6597,34457253857</text:p>
          </table:table-cell>
          <table:table-cell table:formula="of:=[.$C$8]*[.I4]/([.F4]-[.F3])" office:value-type="float" office:value="5183.62787842316" calcext:value-type="float">
            <text:p>5183,62787842316</text:p>
          </table:table-cell>
          <table:table-cell table:formula="of:=[.K4]+[.J4]+[.$C$11]*[.G4]" office:value-type="float" office:value="12504.7953983488" calcext:value-type="float">
            <text:p>12504,7953983488</text:p>
          </table:table-cell>
          <table:table-cell table:formula="of:=[.$C$11]*[.$C$10]*[.G4]" office:value-type="float" office:value="18095.5736846772" calcext:value-type="float">
            <text:p>18095,5736846772</text:p>
          </table:table-cell>
          <table:table-cell/>
          <table:table-cell table:formula="of:=[.J4]/([.L4]-[.K4]*[.O3])" office:value-type="float" office:value="0.527585167319867" calcext:value-type="float">
            <text:p>0,527585167319867</text:p>
          </table:table-cell>
          <table:table-cell table:formula="of:=([.M4]+[.K4]*[.P3])/([.L4]+[.K4]*[.O3])" office:value-type="float" office:value="208.71269219174" calcext:value-type="float">
            <text:p>208,71269219174</text:p>
          </table:table-cell>
          <table:table-cell table:formula="of:=[.O4]*[.Q5]+[.P4]" office:value-type="float" office:value="299.07340854571" calcext:value-type="float">
            <text:p>299,073408545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formula="of:=(([.F5]+[.$C$7]/2)^2 -([.F5]-[.$C$7]/2)^2)*2*PI()" office:value-type="float" office:value="32.1699087727595" calcext:value-type="float">
            <text:p>32,1699087727595</text:p>
          </table:table-cell>
          <table:table-cell table:formula="of:=([.F5]+([.F6]-[.F5])/2)*2*PI()*[.$C$6]" office:value-type="float" office:value="11.3097335529233" calcext:value-type="float">
            <text:p>11,3097335529233</text:p>
          </table:table-cell>
          <table:table-cell table:formula="of:=(([.F5]-([.F5]-[.F4])/2))*2*PI()*[.$C$6]" office:value-type="float" office:value="8.79645943005142" calcext:value-type="float">
            <text:p>8,79645943005142</text:p>
          </table:table-cell>
          <table:table-cell table:formula="of:=[.$C$8]*[.H5]/([.F5]-[.F4])" office:value-type="float" office:value="4241.15008234622" calcext:value-type="float">
            <text:p>4241,15008234622</text:p>
          </table:table-cell>
          <table:table-cell table:formula="of:=[.$C$8]*[.I5]/([.F5]-[.F4])" office:value-type="float" office:value="3298.67228626928" calcext:value-type="float">
            <text:p>3298,67228626928</text:p>
          </table:table-cell>
          <table:table-cell table:formula="of:=[.K5]+[.J5]+[.$C$11]*[.G5]" office:value-type="float" office:value="8504.91963179829" calcext:value-type="float">
            <text:p>8504,91963179829</text:p>
          </table:table-cell>
          <table:table-cell table:formula="of:=[.$C$11]*[.$C$10]*[.G5]" office:value-type="float" office:value="24127.4315795696" calcext:value-type="float">
            <text:p>24127,4315795696</text:p>
          </table:table-cell>
          <table:table-cell/>
          <table:table-cell table:formula="of:=[.J5]/([.L5]-[.K5]*[.O4])" office:value-type="float" office:value="0.626963447986879" calcext:value-type="float">
            <text:p>0,626963447986879</text:p>
          </table:table-cell>
          <table:table-cell table:formula="of:=([.M5]+[.K5]*[.P4])/([.L5]-[.K5]*[.O4])" office:value-type="float" office:value="105.343014720336" calcext:value-type="float">
            <text:p>105,343014720336</text:p>
          </table:table-cell>
          <table:table-cell table:formula="of:=[.O5]*[.Q6]+[.P5]" office:value-type="float" office:value="171.272283512068" calcext:value-type="float">
            <text:p>171,2722835120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([.F6]+[.$C$7]/2)^2 -([.F6]-[.$C$7]/2)^2)*2*PI()" office:value-type="float" office:value="40.2123859659494" calcext:value-type="float">
            <text:p>40,2123859659494</text:p>
          </table:table-cell>
          <table:table-cell table:formula="of:=([.F6]+([.F7]-[.F6])/2)*2*PI()*[.$C$6]" office:value-type="float" office:value="13.8230076757951" calcext:value-type="float">
            <text:p>13,8230076757951</text:p>
          </table:table-cell>
          <table:table-cell table:formula="of:=(([.F6]-([.F6]-[.F5])/2))*2*PI()*[.$C$6]" office:value-type="float" office:value="11.3097335529233" calcext:value-type="float">
            <text:p>11,3097335529233</text:p>
          </table:table-cell>
          <table:table-cell table:formula="of:=[.$C$8]*[.H6]/([.F6]-[.F5])" office:value-type="float" office:value="5183.62787842316" calcext:value-type="float">
            <text:p>5183,62787842316</text:p>
          </table:table-cell>
          <table:table-cell table:formula="of:=[.$C$8]*[.I6]/([.F6]-[.F5])" office:value-type="float" office:value="4241.15008234622" calcext:value-type="float">
            <text:p>4241,15008234622</text:p>
          </table:table-cell>
          <table:table-cell table:formula="of:=[.K6]+[.J6]+[.$C$11]*[.G6]" office:value-type="float" office:value="10631.1495397479" calcext:value-type="float">
            <text:p>10631,1495397479</text:p>
          </table:table-cell>
          <table:table-cell table:formula="of:=[.$C$11]*[.$C$10]*[.G6]" office:value-type="float" office:value="30159.289474462" calcext:value-type="float">
            <text:p>30159,289474462</text:p>
          </table:table-cell>
          <table:table-cell/>
          <table:table-cell table:formula="of:=[.J6]/([.L6]-[.K6]*[.O5])" office:value-type="float" office:value="0.650220848736245" calcext:value-type="float">
            <text:p>0,650220848736245</text:p>
          </table:table-cell>
          <table:table-cell table:formula="of:=([.M6]+[.K6]*[.P5])/([.L6]-[.K6]*[.O5])" office:value-type="float" office:value="59.8254685707406" calcext:value-type="float">
            <text:p>59,8254685707406</text:p>
          </table:table-cell>
          <table:table-cell table:formula="of:=[.O6]*[.Q7]+[.P6]" office:value-type="float" office:value="105.156479222871" calcext:value-type="float">
            <text:p>105,1564792228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taR</text:p>
          </table:table-cell>
          <table:table-cell table:formula="of:=([.C3]-[.C2])/[.C1]"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formula="of:=(([.F7]+[.$C$7]/2)^2 -([.F7]-[.$C$7]/2)^2)*2*PI()" office:value-type="float" office:value="48.2548631591393" calcext:value-type="float">
            <text:p>48,2548631591393</text:p>
          </table:table-cell>
          <table:table-cell table:formula="of:=([.F7]+([.F8]-[.F7])/2)*2*PI()*[.$C$6]" office:value-type="float" office:value="16.3362817986669" calcext:value-type="float">
            <text:p>16,3362817986669</text:p>
          </table:table-cell>
          <table:table-cell table:formula="of:=(([.F7]-([.F7]-[.F6])/2))*2*PI()*[.$C$6]" office:value-type="float" office:value="13.8230076757951" calcext:value-type="float">
            <text:p>13,8230076757951</text:p>
          </table:table-cell>
          <table:table-cell table:formula="of:=[.$C$8]*[.H7]/([.F7]-[.F6])" office:value-type="float" office:value="6126.1056745001" calcext:value-type="float">
            <text:p>6126,1056745001</text:p>
          </table:table-cell>
          <table:table-cell table:formula="of:=[.$C$8]*[.I7]/([.F7]-[.F6])" office:value-type="float" office:value="5183.62787842316" calcext:value-type="float">
            <text:p>5183,62787842316</text:p>
          </table:table-cell>
          <table:table-cell table:formula="of:=[.K7]+[.J7]+[.$C$11]*[.G7]" office:value-type="float" office:value="12757.3794476974" calcext:value-type="float">
            <text:p>12757,3794476974</text:p>
          </table:table-cell>
          <table:table-cell table:formula="of:=[.$C$11]*[.$C$10]*[.G7]" office:value-type="float" office:value="36191.1473693544" calcext:value-type="float">
            <text:p>36191,1473693544</text:p>
          </table:table-cell>
          <table:table-cell/>
          <table:table-cell table:formula="of:=[.J7]/([.L7]-[.K7]*[.O6])" office:value-type="float" office:value="0.652624507794181" calcext:value-type="float">
            <text:p>0,652624507794181</text:p>
          </table:table-cell>
          <table:table-cell table:formula="of:=([.M7]+[.K7]*[.P6])/([.L7]-[.K7]*[.O6])" office:value-type="float" office:value="36.8923691518067" calcext:value-type="float">
            <text:p>36,8923691518067</text:p>
          </table:table-cell>
          <table:table-cell table:formula="of:=[.O7]*[.Q8]+[.P7]" office:value-type="float" office:value="69.7163290599419" calcext:value-type="float">
            <text:p>69,71632905994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table:formula="of:=(([.F8]+[.$C$7]/2)^2 -([.F8]-[.$C$7]/2)^2)*2*PI()" office:value-type="float" office:value="56.2973403523291" calcext:value-type="float">
            <text:p>56,2973403523291</text:p>
          </table:table-cell>
          <table:table-cell table:formula="of:=([.F8]+([.F9]-[.F8])/2)*2*PI()*[.$C$6]" office:value-type="float" office:value="18.8495559215388" calcext:value-type="float">
            <text:p>18,8495559215388</text:p>
          </table:table-cell>
          <table:table-cell table:formula="of:=(([.F8]-([.F8]-[.F7])/2))*2*PI()*[.$C$6]" office:value-type="float" office:value="16.3362817986669" calcext:value-type="float">
            <text:p>16,3362817986669</text:p>
          </table:table-cell>
          <table:table-cell table:formula="of:=[.$C$8]*[.H8]/([.F8]-[.F7])" office:value-type="float" office:value="7068.58347057704" calcext:value-type="float">
            <text:p>7068,58347057704</text:p>
          </table:table-cell>
          <table:table-cell table:formula="of:=[.$C$8]*[.I8]/([.F8]-[.F7])" office:value-type="float" office:value="6126.1056745001" calcext:value-type="float">
            <text:p>6126,1056745001</text:p>
          </table:table-cell>
          <table:table-cell table:formula="of:=[.K8]+[.J8]+[.$C$11]*[.G8]" office:value-type="float" office:value="14883.609355647" calcext:value-type="float">
            <text:p>14883,609355647</text:p>
          </table:table-cell>
          <table:table-cell table:formula="of:=[.$C$11]*[.$C$10]*[.G8]" office:value-type="float" office:value="42223.0052642469" calcext:value-type="float">
            <text:p>42223,0052642469</text:p>
          </table:table-cell>
          <table:table-cell/>
          <table:table-cell table:formula="of:=[.J8]/([.L8]-[.K8]*[.O7])" office:value-type="float" office:value="0.649353983300536" calcext:value-type="float">
            <text:p>0,649353983300536</text:p>
          </table:table-cell>
          <table:table-cell table:formula="of:=([.M8]+[.K8]*[.P7])/([.L8]-[.K8]*[.O7])" office:value-type="float" office:value="24.6408537407521" calcext:value-type="float">
            <text:p>24,6408537407521</text:p>
          </table:table-cell>
          <table:table-cell table:formula="of:=[.O8]*[.Q9]+[.P8]" office:value-type="float" office:value="50.2953222199355" calcext:value-type="float">
            <text:p>50,295322219935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wal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table:formula="of:=(([.F9]+[.$C$7]/2)^2 -([.F9]-[.$C$7]/2)^2)*2*PI()" office:value-type="float" office:value="64.339817545519" calcext:value-type="float">
            <text:p>64,339817545519</text:p>
          </table:table-cell>
          <table:table-cell table:formula="of:=([.F9]+([.F10]-[.F9])/2)*2*PI()*[.$C$6]" office:value-type="float" office:value="21.3628300444106" calcext:value-type="float">
            <text:p>21,3628300444106</text:p>
          </table:table-cell>
          <table:table-cell table:formula="of:=(([.F9]-([.F9]-[.F8])/2))*2*PI()*[.$C$6]" office:value-type="float" office:value="18.8495559215388" calcext:value-type="float">
            <text:p>18,8495559215388</text:p>
          </table:table-cell>
          <table:table-cell table:formula="of:=[.$C$8]*[.H9]/([.F9]-[.F8])" office:value-type="float" office:value="8011.06126665397" calcext:value-type="float">
            <text:p>8011,06126665397</text:p>
          </table:table-cell>
          <table:table-cell table:formula="of:=[.$C$8]*[.I9]/([.F9]-[.F8])" office:value-type="float" office:value="7068.58347057703" calcext:value-type="float">
            <text:p>7068,58347057703</text:p>
          </table:table-cell>
          <table:table-cell table:formula="of:=[.K9]+[.J9]+[.$C$11]*[.G9]" office:value-type="float" office:value="17009.8392635966" calcext:value-type="float">
            <text:p>17009,8392635966</text:p>
          </table:table-cell>
          <table:table-cell table:formula="of:=[.$C$11]*[.$C$10]*[.G9]" office:value-type="float" office:value="48254.8631591393" calcext:value-type="float">
            <text:p>48254,8631591393</text:p>
          </table:table-cell>
          <table:table-cell/>
          <table:table-cell table:formula="of:=[.J9]/([.L9]-[.K9]*[.O8])" office:value-type="float" office:value="0.645021998605507" calcext:value-type="float">
            <text:p>0,645021998605507</text:p>
          </table:table-cell>
          <table:table-cell table:formula="of:=([.M9]+[.K9]*[.P8])/([.L9]-[.K9]*[.O8])" office:value-type="float" office:value="17.909331974429" calcext:value-type="float">
            <text:p>17,909331974429</text:p>
          </table:table-cell>
          <table:table-cell table:formula="of:=[.O9]*[.Q10]+[.P9]" office:value-type="float" office:value="39.5076786143467" calcext:value-type="float">
            <text:p>39,50767861434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,2</text:p>
          </table:table-cell>
          <table:table-cell table:formula="of:=(([.F10]+[.$C$7]/2)^2 -([.F10]-[.$C$7]/2)^2)*2*PI()" office:value-type="float" office:value="72.3822947387089" calcext:value-type="float">
            <text:p>72,3822947387089</text:p>
          </table:table-cell>
          <table:table-cell table:formula="of:=([.F10]+([.F11]-[.F10])/2)*2*PI()*[.$C$6]" office:value-type="float" office:value="23.8761041672824" calcext:value-type="float">
            <text:p>23,8761041672824</text:p>
          </table:table-cell>
          <table:table-cell table:formula="of:=(([.F10]-([.F10]-[.F9])/2))*2*PI()*[.$C$6]" office:value-type="float" office:value="21.3628300444106" calcext:value-type="float">
            <text:p>21,3628300444106</text:p>
          </table:table-cell>
          <table:table-cell table:formula="of:=[.$C$8]*[.H10]/([.F10]-[.F9])" office:value-type="float" office:value="8953.53906273091" calcext:value-type="float">
            <text:p>8953,53906273091</text:p>
          </table:table-cell>
          <table:table-cell table:formula="of:=[.$C$8]*[.I10]/([.F10]-[.F9])" office:value-type="float" office:value="8011.06126665398" calcext:value-type="float">
            <text:p>8011,06126665398</text:p>
          </table:table-cell>
          <table:table-cell table:formula="of:=[.K10]+[.J10]+[.$C$11]*[.G10]" office:value-type="float" office:value="19136.0691715462" calcext:value-type="float">
            <text:p>19136,0691715462</text:p>
          </table:table-cell>
          <table:table-cell table:formula="of:=[.$C$11]*[.$C$10]*[.G10]" office:value-type="float" office:value="54286.7210540317" calcext:value-type="float">
            <text:p>54286,7210540317</text:p>
          </table:table-cell>
          <table:table-cell/>
          <table:table-cell table:formula="of:=[.J10]/([.L10]-[.K10]*[.O9])" office:value-type="float" office:value="0.640968852921632" calcext:value-type="float">
            <text:p>0,640968852921632</text:p>
          </table:table-cell>
          <table:table-cell table:formula="of:=([.M10]+[.K10]*[.P9])/([.L10]-[.K10]*[.O9])" office:value-type="float" office:value="14.1572694412997" calcext:value-type="float">
            <text:p>14,1572694412997</text:p>
          </table:table-cell>
          <table:table-cell table:formula="of:=[.O10]*[.Q11]+[.P10]" office:value-type="float" office:value="33.4846667037897" calcext:value-type="float">
            <text:p>33,484666703789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haex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([.F11]+[.$C$7]/2)^2 -([.F11]-[.$C$7]/2)^2)*2*PI()" office:value-type="float" office:value="80.4247719318987" calcext:value-type="float">
            <text:p>80,4247719318987</text:p>
          </table:table-cell>
          <table:table-cell table:formula="of:=([.F11]+([.F12]-[.F11])/2)*2*PI()*[.$C$6]" office:value-type="float" office:value="26.3893782901543" calcext:value-type="float">
            <text:p>26,3893782901543</text:p>
          </table:table-cell>
          <table:table-cell table:formula="of:=(([.F11]-([.F11]-[.F10])/2))*2*PI()*[.$C$6]" office:value-type="float" office:value="23.8761041672824" calcext:value-type="float">
            <text:p>23,8761041672824</text:p>
          </table:table-cell>
          <table:table-cell table:formula="of:=[.$C$8]*[.H11]/([.F11]-[.F10])" office:value-type="float" office:value="9896.01685880785" calcext:value-type="float">
            <text:p>9896,01685880785</text:p>
          </table:table-cell>
          <table:table-cell table:formula="of:=[.$C$8]*[.I11]/([.F11]-[.F10])" office:value-type="float" office:value="8953.53906273091" calcext:value-type="float">
            <text:p>8953,53906273091</text:p>
          </table:table-cell>
          <table:table-cell table:formula="of:=[.K11]+[.J11]+[.$C$11]*[.G11]" office:value-type="float" office:value="21262.2990794957" calcext:value-type="float">
            <text:p>21262,2990794957</text:p>
          </table:table-cell>
          <table:table-cell table:formula="of:=[.$C$11]*[.$C$10]*[.G11]" office:value-type="float" office:value="60318.5789489241" calcext:value-type="float">
            <text:p>60318,5789489241</text:p>
          </table:table-cell>
          <table:table-cell/>
          <table:table-cell table:formula="of:=[.J11]/([.L11]-[.K11]*[.O10])" office:value-type="float" office:value="0.637491962471383" calcext:value-type="float">
            <text:p>0,637491962471383</text:p>
          </table:table-cell>
          <table:table-cell table:formula="of:=([.M11]+[.K11]*[.P10])/([.L11]-[.K11]*[.O10])" office:value-type="float" office:value="12.051273109732" calcext:value-type="float">
            <text:p>12,051273109732</text:p>
          </table:table-cell>
          <table:table-cell table:formula="of:=[.O11]*[.Q12]+[.P11]" office:value-type="float" office:value="30.1534110033472" calcext:value-type="float">
            <text:p>30,15341100334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ha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formula="of:=(([.F12]+[.$C$7]/2)^2 -([.F12]-[.$C$7]/2)^2)*2*PI()" office:value-type="float" office:value="88.4672491250887" calcext:value-type="float">
            <text:p>88,4672491250887</text:p>
          </table:table-cell>
          <table:table-cell table:formula="of:=([.F12]+([.F13]-[.F12])/2)*2*PI()*[.$C$6]" office:value-type="float" office:value="28.9026524130261" calcext:value-type="float">
            <text:p>28,9026524130261</text:p>
          </table:table-cell>
          <table:table-cell table:formula="of:=(([.F12]-([.F12]-[.F11])/2))*2*PI()*[.$C$6]" office:value-type="float" office:value="26.3893782901543" calcext:value-type="float">
            <text:p>26,3893782901543</text:p>
          </table:table-cell>
          <table:table-cell table:formula="of:=[.$C$8]*[.H12]/([.F12]-[.F11])" office:value-type="float" office:value="10838.4946548848" calcext:value-type="float">
            <text:p>10838,4946548848</text:p>
          </table:table-cell>
          <table:table-cell table:formula="of:=[.$C$8]*[.I12]/([.F12]-[.F11])" office:value-type="float" office:value="9896.01685880784" calcext:value-type="float">
            <text:p>9896,01685880784</text:p>
          </table:table-cell>
          <table:table-cell table:formula="of:=[.K12]+[.J12]+[.$C$11]*[.G12]" office:value-type="float" office:value="23388.5289874453" calcext:value-type="float">
            <text:p>23388,5289874453</text:p>
          </table:table-cell>
          <table:table-cell table:formula="of:=[.$C$11]*[.$C$10]*[.G12]" office:value-type="float" office:value="66350.4368438165" calcext:value-type="float">
            <text:p>66350,4368438165</text:p>
          </table:table-cell>
          <table:table-cell/>
          <table:table-cell table:formula="of:=[.J12]/([.L12]-[.K12]*[.O11])" office:value-type="float" office:value="0.634576084401986" calcext:value-type="float">
            <text:p>0,634576084401986</text:p>
          </table:table-cell>
          <table:table-cell table:formula="of:=([.M12]+[.K12]*[.P11])/([.L12]-[.K12]*[.O11])" office:value-type="float" office:value="10.8671633228907" calcext:value-type="float">
            <text:p>10,8671633228907</text:p>
          </table:table-cell>
          <table:table-cell table:formula="of:=[.O12]*[.Q13]+[.P12]" office:value-type="float" office:value="28.3958684332868" calcext:value-type="float">
            <text:p>28,395868433286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+1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table:formula="of:=(([.F13]+[.$C$7]/2)^2 -([.F13]-[.$C$7]/2)^2)*2*PI()" office:value-type="float" office:value="96.5097263182785" calcext:value-type="float">
            <text:p>96,5097263182785</text:p>
          </table:table-cell>
          <table:table-cell table:formula="of:=([.F13]+([.F14]-[.F13])/2)*2*PI()*[.$C$6]" office:value-type="float" office:value="30.78760800518" calcext:value-type="float">
            <text:p>30,78760800518</text:p>
          </table:table-cell>
          <table:table-cell table:formula="of:=(([.F13]-([.F13]-[.F12])/2))*2*PI()*[.$C$6]" office:value-type="float" office:value="28.9026524130261" calcext:value-type="float">
            <text:p>28,9026524130261</text:p>
          </table:table-cell>
          <table:table-cell table:formula="of:=[.$C$8]*[.H13]/([.F13]-[.F12])" office:value-type="float" office:value="11545.3530019425" calcext:value-type="float">
            <text:p>11545,3530019425</text:p>
          </table:table-cell>
          <table:table-cell table:formula="of:=[.$C$8]*[.I13]/([.F13]-[.F12])" office:value-type="float" office:value="10838.4946548848" calcext:value-type="float">
            <text:p>10838,4946548848</text:p>
          </table:table-cell>
          <table:table-cell table:formula="of:=[.K13]+[.J13]+[.$C$11]*[.G13]" office:value-type="float" office:value="25279.1394463757" calcext:value-type="float">
            <text:p>25279,1394463757</text:p>
          </table:table-cell>
          <table:table-cell table:formula="of:=[.$C$11]*[.$C$10]*[.G13]" office:value-type="float" office:value="72382.2947387089" calcext:value-type="float">
            <text:p>72382,2947387089</text:p>
          </table:table-cell>
          <table:table-cell/>
          <table:table-cell table:formula="of:=[.J13]/([.L13]-[.K13]*[.O12])" office:value-type="float" office:value="0.627420851195911" calcext:value-type="float">
            <text:p>0,627420851195911</text:p>
          </table:table-cell>
          <table:table-cell table:formula="of:=([.M13]+[.K13]*[.P12])/([.L13]-[.K13]*[.O12])" office:value-type="float" office:value="10.3343834519491" calcext:value-type="float">
            <text:p>10,3343834519491</text:p>
          </table:table-cell>
          <table:table-cell table:formula="of:=[.O13]*[.Q14]+[.P13]" office:value-type="float" office:value="27.6227004787217" calcext:value-type="float">
            <text:p>27,622700478721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+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4]-([.F14]-[.F13])/2))*2*PI()*[.$C$6]" office:value-type="float" office:value="30.78760800518" calcext:value-type="float">
            <text:p>30,78760800518</text:p>
          </table:table-cell>
          <table:table-cell office:value-type="float" office:value="0" calcext:value-type="float">
            <text:p>0</text:p>
          </table:table-cell>
          <table:table-cell table:formula="of:=[.$C$8]/([.F14]-[.F13])" office:value-type="float" office:value="749.999999999999" calcext:value-type="float">
            <text:p>749,999999999999</text:p>
          </table:table-cell>
          <table:table-cell table:formula="of:=[.K14]+[.C12]" office:value-type="float" office:value="769.999999999999" calcext:value-type="float">
            <text:p>769,999999999999</text:p>
          </table:table-cell>
          <table:table-cell table:formula="of:=[.C12]*[.C10]" office:value-type="float" office:value="500" calcext:value-type="float">
            <text:p>500</text:p>
          </table:table-cell>
          <table:table-cell/>
          <table:table-cell table:formula="of:=[.J14]/([.L14]-[.K14]*[.O13])" office:value-type="float" office:value="0" calcext:value-type="float">
            <text:p>0</text:p>
          </table:table-cell>
          <table:table-cell table:formula="of:=([.M14]+[.K14]*[.P13])/([.L14]-[.K14]*[.O13])" office:value-type="float" office:value="27.5545783883653" calcext:value-type="float">
            <text:p>27,5545783883653</text:p>
          </table:table-cell>
          <table:table-cell table:formula="of:=[.O14]*[.Q15]+[.P14]" office:value-type="float" office:value="27.5545783883653" calcext:value-type="float">
            <text:p>27,554578388365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0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0:03:53.0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20:27:09.865000000</meta:creation-date>
    <dc:date>2022-03-18T21:49:09.414000000</dc:date>
    <meta:editing-duration>PT18M39S</meta:editing-duration>
    <meta:editing-cycles>3</meta:editing-cycles>
    <meta:generator>LibreOffice/7.1.2.2$Windows_X86_64 LibreOffice_project/8a45595d069ef5570103caea1b71cc9d82b2aae4</meta:generator>
    <meta:document-statistic meta:table-count="1" meta:cell-count="198" meta:object-count="0"/>
  </office:meta>
</office:document-meta>
</file>